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6.87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8.3319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120"/>
    <style:style style:name="ce31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19"/>
    <style:style style:name="ce36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22, 2009, 08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office:value-type="string">
            <text:p>TestNodeGenerator; commented out tests where semantics chaged.</text:p>
          </table:table-cell>
          <table:table-cell table:number-columns-repeated="253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6"/>
          <table:table-cell office:value-type="string">
            <text:p>TestATermReader (~ annotations)</text:p>
          </table:table-cell>
          <table:table-cell table:number-columns-repeated="253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6"/>
          <table:table-cell office:value-type="string">
            <text:p>Error in function identification due to ADTs</text:p>
          </table:table-cell>
          <table:table-cell table:number-columns-repeated="253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power: org.eclipse.imp.pdb.facts.impl.reference.Set cannot be cast to org.eclipse.imp.pdb.facts.IRelation</text:p>
          </table:table-cell>
          <table:table-cell table:number-columns-repeated="253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office:value-type="string">
            <text:p>TestNode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 We have seen this before, where does it come from?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rFDL</text:p>
          </table:table-cell>
          <table:table-cell table:style-name="ce6"/>
          <table:table-cell office:value-type="string">
            <text:p>Unclear problem</text:p>
          </table:table-cell>
          <table:table-cell table:number-columns-repeated="253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EPT</text:p>
          </table:table-cell>
          <table:table-cell table:style-name="ce6"/>
          <table:table-cell office:value-type="string">
            <text:p>Use of undeclared type Tree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2">01/22/2009</text:date>, <text:time>22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22T22:59:56</dc:date>
    <meta:editing-cycles>147</meta:editing-cycles>
    <meta:editing-duration>PT243H30M16S</meta:editing-duration>
    <meta:document-statistic meta:table-count="9" meta:cell-count="1266" meta:object-count="0"/>
    <meta:user-defined meta:name="Info 1"/>
    <meta:user-defined meta:name="Info 2"/>
    <meta:user-defined meta:name="Info 3"/>
    <meta:user-defined meta:name="Info 4"/>
  </office:meta>
</office:document-meta>
</file>